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e Datenbanksprache SQL</text:p>
      <text:p text:style-name="P1"/>
      <text:p text:style-name="P2">1. Elemente der Datenbanksprache SQL</text:p>
      <text:p text:style-name="P3">In der Datenbanksprache SQL finden sich Sprachelemente zur Datendefinition, Datenmanipulation und zur Zugangskontrolle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DDL = (data definition language)</text:p>
          </table:table-cell>
          <table:table-cell table:style-name="Tabelle1.A1" office:value-type="string">
            <text:p text:style-name="Table_20_Contents">DML = (data manipulation language)</text:p>
          </table:table-cell>
        </table:table-row>
        <table:table-row>
          <table:table-cell table:style-name="Tabelle1.A1" office:value-type="string">
            <text:p text:style-name="Table_20_Contents">Anweisungen zum Anlegen und Verwalten von Schemata</text:p>
          </table:table-cell>
          <table:table-cell table:style-name="Tabelle1.A1" office:value-type="string">
            <text:p text:style-name="Table_20_Contents">Be- und Verarbeiten von Daten in vorhandenen Tabellen</text:p>
          </table:table-cell>
        </table:table-row>
        <table:table-row>
          <table:table-cell table:style-name="Tabelle1.A1" office:value-type="string">
            <text:p text:style-name="Table_20_Contents">Definition von Domänen</text:p>
          </table:table-cell>
          <table:table-cell table:style-name="Tabelle1.A1" office:value-type="string">
            <text:p text:style-name="Table_20_Contents">Abfragen über eine oder mehrere Tabellen</text:p>
          </table:table-cell>
        </table:table-row>
      </table:table>
      <text:p text:style-name="P3"/>
      <text:p text:style-name="P3"/>
      <text:p text:style-name="P2">2. Anwenden von Datenmanipulationsbefehlen auf mehrere Tabellen</text:p>
      <text:p text:style-name="P3">Bilden von Vereinigungsmengen</text:p>
      <text:list xml:id="list935853243" text:style-name="L1">
        <text:list-item>
          <text:p text:style-name="P5">Zwei SELECT-Anweisungen werden mit dem Schlüsselwort UNION verbunden</text:p>
        </text:list-item>
        <text:list-item>
          <text:p text:style-name="P5">Die erste SELECT-Anweisung sucht Ergebnisse entsprechend der Attributvorgabe in der Tabelle 1, die zweite SELECT-Anweisung sucht ebenso in der Tabelle 2</text:p>
        </text:list-item>
        <text:list-item>
          <text:p text:style-name="P5">Die gefundenen Ergebnisse werden in einer gemeinsamen Ergebnistabelle dargestellt</text:p>
        </text:list-item>
      </text:list>
      <text:p text:style-name="P3"/>
      <text:p text:style-name="P3">Verbundanweisungen (JOIN)</text:p>
      <text:p text:style-name="P3">Durch den Normalisierungsprozess sind real zusammengehörende Dinge in mehrere Tabellen vereinzelt worden. Mit den Verbundsanweisungen werden die vereinzelten dargestellten Fakten wieder zu einer gemeinschaftlichen Darstellung in einer Ergebnistabelle vereinigt.</text:p>
      <text:p text:style-name="P3"/>
      <text:p text:style-name="P3">Cross Join (Kreuzprodukt)</text:p>
      <text:p text:style-name="P3">→ jede Zeile der Tabelle 1 wird mit jeder Zeile der Tabelle 2 verbunden</text:p>
      <text:p text:style-name="P3"/>
      <text:p text:style-name="P3">Condition Join</text:p>
      <text:p text:style-name="P3">Eine sinnvolle Einschränkung der Ergebniswerte wird durch das Setzen von Bedingungen erreicht. Die am häufigsten gesetzte Bedingung ist die Gleichheit.</text:p>
      <text:p text:style-name="P3">→ Equi-Jo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08:19:16</meta:creation-date>
    <dc:date>2014-04-04T09:34:33</dc:date>
    <meta:editing-duration>P0D</meta:editing-duration>
    <meta:editing-cycles>2</meta:editing-cycles>
    <meta:generator>LibreOffice/3.5$Linux_X86_64 LibreOffice_project/350m1$Build-2</meta:generator>
    <meta:document-statistic meta:table-count="1" meta:image-count="0" meta:object-count="0" meta:page-count="1" meta:paragraph-count="21" meta:word-count="178" meta:character-count="1364" meta:non-whitespace-character-count="1210"/>
  </office:meta>
</office:document-meta>
</file>